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8.0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2" table:style-name="ta1">
        <table:shapes>
          <draw:frame draw:z-index="0" draw:style-name="gr1" draw:text-style-name="P1" svg:width="159.99mm" svg:height="89.99mm" svg:x="83.56mm" svg:y="1mm">
            <loext:p draw:notify-on-update-of-ranges="cameraslog_2.A1:cameraslog_2.A1 cameraslog_2.A2:cameraslog_2.A1001 cameraslog_2.B1:cameraslog_2.B1 cameraslog_2.B2:cameraslog_2.B1001 cameraslog_2.A1:cameraslog_2.A1 cameraslog_2.A2:cameraslog_2.A1001 cameraslog_2.C1:cameraslog_2.C1 cameraslog_2.C2:cameraslog_2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9603" calcext:value-type="float">
            <text:p>6,596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170336" calcext:value-type="float">
            <text:p>7,1703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733465" calcext:value-type="float">
            <text:p>7,7334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733465" calcext:value-type="float">
            <text:p>7,7334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33465" calcext:value-type="float">
            <text:p>7,7334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680033" calcext:value-type="float">
            <text:p>7,6800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257655" calcext:value-type="float">
            <text:p>8,2576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236477" calcext:value-type="float">
            <text:p>8,2364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807959" calcext:value-type="float">
            <text:p>7,8079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692173" calcext:value-type="float">
            <text:p>7,6921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305406" calcext:value-type="float">
            <text:p>8,305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960983" calcext:value-type="float">
            <text:p>8,960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586499" calcext:value-type="float">
            <text:p>9,5864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50184" calcext:value-type="float">
            <text:p>9,50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50184" calcext:value-type="float">
            <text:p>9,50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50184" calcext:value-type="float">
            <text:p>9,50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520781" calcext:value-type="float">
            <text:p>9,5207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160741" calcext:value-type="float">
            <text:p>10,1607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728396" calcext:value-type="float">
            <text:p>10,7283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702804" calcext:value-type="float">
            <text:p>10,7028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086171" calcext:value-type="float">
            <text:p>10,0861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440634" calcext:value-type="float">
            <text:p>9,440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440634" calcext:value-type="float">
            <text:p>9,440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983793" calcext:value-type="float">
            <text:p>9,983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983793" calcext:value-type="float">
            <text:p>9,983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983793" calcext:value-type="float">
            <text:p>9,983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986043" calcext:value-type="float">
            <text:p>9,9860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986043" calcext:value-type="float">
            <text:p>9,9860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986043" calcext:value-type="float">
            <text:p>9,9860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986043" calcext:value-type="float">
            <text:p>9,9860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894714" calcext:value-type="float">
            <text:p>9,8947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894714" calcext:value-type="float">
            <text:p>9,8947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894714" calcext:value-type="float">
            <text:p>9,8947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894714" calcext:value-type="float">
            <text:p>9,8947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894714" calcext:value-type="float">
            <text:p>9,8947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894714" calcext:value-type="float">
            <text:p>9,8947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90029" calcext:value-type="float">
            <text:p>9,900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234704" calcext:value-type="float">
            <text:p>9,2347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234704" calcext:value-type="float">
            <text:p>9,2347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234704" calcext:value-type="float">
            <text:p>9,2347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.234704" calcext:value-type="float">
            <text:p>9,2347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.234704" calcext:value-type="float">
            <text:p>9,2347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.885815" calcext:value-type="float">
            <text:p>9,885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885815" calcext:value-type="float">
            <text:p>9,885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374929" calcext:value-type="float">
            <text:p>9,374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364905" calcext:value-type="float">
            <text:p>9,3649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848455" calcext:value-type="float">
            <text:p>8,8484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186212" calcext:value-type="float">
            <text:p>8,1862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843346" calcext:value-type="float">
            <text:p>7,8433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843346" calcext:value-type="float">
            <text:p>7,8433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843346" calcext:value-type="float">
            <text:p>7,8433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843346" calcext:value-type="float">
            <text:p>7,8433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843346" calcext:value-type="float">
            <text:p>7,8433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234063" calcext:value-type="float">
            <text:p>8,2340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208441" calcext:value-type="float">
            <text:p>8,2084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615224" calcext:value-type="float">
            <text:p>7,6152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615224" calcext:value-type="float">
            <text:p>7,6152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.615224" calcext:value-type="float">
            <text:p>7,6152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615224" calcext:value-type="float">
            <text:p>7,6152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615224" calcext:value-type="float">
            <text:p>7,6152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586297" calcext:value-type="float">
            <text:p>7,5862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586297" calcext:value-type="float">
            <text:p>7,5862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586297" calcext:value-type="float">
            <text:p>7,5862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586297" calcext:value-type="float">
            <text:p>7,5862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586297" calcext:value-type="float">
            <text:p>7,5862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586297" calcext:value-type="float">
            <text:p>7,5862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586297" calcext:value-type="float">
            <text:p>7,5862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963032" calcext:value-type="float">
            <text:p>6,9630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930735" calcext:value-type="float">
            <text:p>6,9307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47272" calcext:value-type="float">
            <text:p>6,847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847272" calcext:value-type="float">
            <text:p>6,847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24068" calcext:value-type="float">
            <text:p>6,240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24068" calcext:value-type="float">
            <text:p>6,240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279719" calcext:value-type="float">
            <text:p>6,2797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279719" calcext:value-type="float">
            <text:p>6,2797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279719" calcext:value-type="float">
            <text:p>6,2797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279719" calcext:value-type="float">
            <text:p>6,2797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352073" calcext:value-type="float">
            <text:p>6,3520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352073" calcext:value-type="float">
            <text:p>6,3520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352073" calcext:value-type="float">
            <text:p>6,3520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810133" calcext:value-type="float">
            <text:p>5,810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810133" calcext:value-type="float">
            <text:p>5,810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810133" calcext:value-type="float">
            <text:p>5,810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68539" calcext:value-type="float">
            <text:p>5,685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795586" calcext:value-type="float">
            <text:p>5,7955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795586" calcext:value-type="float">
            <text:p>5,7955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795586" calcext:value-type="float">
            <text:p>5,7955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795586" calcext:value-type="float">
            <text:p>5,7955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795586" calcext:value-type="float">
            <text:p>5,7955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795586" calcext:value-type="float">
            <text:p>5,7955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795586" calcext:value-type="float">
            <text:p>5,7955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795586" calcext:value-type="float">
            <text:p>5,7955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795586" calcext:value-type="float">
            <text:p>5,7955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266964" calcext:value-type="float">
            <text:p>5,2669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266964" calcext:value-type="float">
            <text:p>5,2669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732742" calcext:value-type="float">
            <text:p>4,732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732742" calcext:value-type="float">
            <text:p>4,732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732742" calcext:value-type="float">
            <text:p>4,732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732742" calcext:value-type="float">
            <text:p>4,732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732742" calcext:value-type="float">
            <text:p>4,732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732742" calcext:value-type="float">
            <text:p>4,732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732742" calcext:value-type="float">
            <text:p>4,732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732742" calcext:value-type="float">
            <text:p>4,732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732742" calcext:value-type="float">
            <text:p>4,732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732742" calcext:value-type="float">
            <text:p>4,732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732742" calcext:value-type="float">
            <text:p>4,732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294171" calcext:value-type="float">
            <text:p>4,294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294171" calcext:value-type="float">
            <text:p>4,294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294171" calcext:value-type="float">
            <text:p>4,294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294171" calcext:value-type="float">
            <text:p>4,294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294171" calcext:value-type="float">
            <text:p>4,294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294171" calcext:value-type="float">
            <text:p>4,294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294171" calcext:value-type="float">
            <text:p>4,294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.294171" calcext:value-type="float">
            <text:p>4,294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294171" calcext:value-type="float">
            <text:p>4,294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294171" calcext:value-type="float">
            <text:p>4,294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294171" calcext:value-type="float">
            <text:p>4,294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294171" calcext:value-type="float">
            <text:p>4,294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294171" calcext:value-type="float">
            <text:p>4,294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294171" calcext:value-type="float">
            <text:p>4,294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294171" calcext:value-type="float">
            <text:p>4,294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294171" calcext:value-type="float">
            <text:p>4,294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839113" calcext:value-type="float">
            <text:p>3,839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81014" calcext:value-type="float">
            <text:p>3,8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81014" calcext:value-type="float">
            <text:p>3,8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.81014" calcext:value-type="float">
            <text:p>3,8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81014" calcext:value-type="float">
            <text:p>3,8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81014" calcext:value-type="float">
            <text:p>3,8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81014" calcext:value-type="float">
            <text:p>3,8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81014" calcext:value-type="float">
            <text:p>3,8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81014" calcext:value-type="float">
            <text:p>3,8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81014" calcext:value-type="float">
            <text:p>3,8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81014" calcext:value-type="float">
            <text:p>3,8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81014" calcext:value-type="float">
            <text:p>3,8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81014" calcext:value-type="float">
            <text:p>3,8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81014" calcext:value-type="float">
            <text:p>3,8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81014" calcext:value-type="float">
            <text:p>3,8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81014" calcext:value-type="float">
            <text:p>3,8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.497572" calcext:value-type="float">
            <text:p>3,497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.071459" calcext:value-type="float">
            <text:p>3,07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.022454" calcext:value-type="float">
            <text:p>3,022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.772239" calcext:value-type="float">
            <text:p>2,772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772239" calcext:value-type="float">
            <text:p>2,772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772239" calcext:value-type="float">
            <text:p>2,772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772239" calcext:value-type="float">
            <text:p>2,772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772239" calcext:value-type="float">
            <text:p>2,772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772239" calcext:value-type="float">
            <text:p>2,772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772239" calcext:value-type="float">
            <text:p>2,772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772239" calcext:value-type="float">
            <text:p>2,772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.772239" calcext:value-type="float">
            <text:p>2,772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.772239" calcext:value-type="float">
            <text:p>2,772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772239" calcext:value-type="float">
            <text:p>2,772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.772239" calcext:value-type="float">
            <text:p>2,772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772239" calcext:value-type="float">
            <text:p>2,772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0:49:15.148000000</dc:date>
    <meta:editing-duration>PT1M21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2.A1:cameraslog_2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2.B2:cameraslog_2.B1001" chart:label-cell-address="cameraslog_2.B1:cameraslog_2.B1" chart:class="chart:scatter">
            <chart:domain table:cell-range-address="cameraslog_2.A2:cameraslog_2.A1001"/>
            <chart:data-point chart:repeated="1000"/>
          </chart:series>
          <chart:series chart:style-name="ch8" chart:values-cell-range-address="cameraslog_2.C2:cameraslog_2.C1001" chart:label-cell-address="cameraslog_2.C1:cameraslog_2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2.B1:cameraslog_2.B1</svg:desc>
                </draw:g>
              </table:table-cell>
              <table:table-cell office:value-type="string">
                <text:p>number of cameras</text:p>
                <draw:g>
                  <svg:desc>cameraslog_2.C1:cameraslog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2.A2:cameraslog_2.A1001</svg:desc>
                </draw:g>
              </table:table-cell>
              <table:table-cell office:value-type="float" office:value="6.59603">
                <text:p>6.59603</text:p>
                <draw:g>
                  <svg:desc>cameraslog_2.B2:cameraslog_2.B1001</svg:desc>
                </draw:g>
              </table:table-cell>
              <table:table-cell office:value-type="float" office:value="9">
                <text:p>9</text:p>
                <draw:g>
                  <svg:desc>cameraslog_2.C2:cameraslog_2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170336">
                <text:p>7.1703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733465">
                <text:p>7.7334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733465">
                <text:p>7.7334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.733465">
                <text:p>7.7334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680033">
                <text:p>7.6800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257655">
                <text:p>8.2576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236477">
                <text:p>8.2364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807959">
                <text:p>7.8079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692173">
                <text:p>7.6921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305406">
                <text:p>8.3054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960983">
                <text:p>8.960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586499">
                <text:p>9.5864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50184">
                <text:p>9.50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50184">
                <text:p>9.50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50184">
                <text:p>9.50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520781">
                <text:p>9.5207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.160741">
                <text:p>10.1607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.728396">
                <text:p>10.7283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702804">
                <text:p>10.7028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.086171">
                <text:p>10.0861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440634">
                <text:p>9.4406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440634">
                <text:p>9.4406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983793">
                <text:p>9.983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983793">
                <text:p>9.983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983793">
                <text:p>9.983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986043">
                <text:p>9.9860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986043">
                <text:p>9.9860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986043">
                <text:p>9.9860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986043">
                <text:p>9.9860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894714">
                <text:p>9.8947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894714">
                <text:p>9.8947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894714">
                <text:p>9.8947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894714">
                <text:p>9.8947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894714">
                <text:p>9.8947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894714">
                <text:p>9.8947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.90029">
                <text:p>9.900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.234704">
                <text:p>9.2347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234704">
                <text:p>9.2347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.234704">
                <text:p>9.2347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.234704">
                <text:p>9.2347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.234704">
                <text:p>9.2347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.885815">
                <text:p>9.8858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.885815">
                <text:p>9.8858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.374929">
                <text:p>9.374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.364905">
                <text:p>9.3649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.848455">
                <text:p>8.8484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.186212">
                <text:p>8.1862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.843346">
                <text:p>7.8433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843346">
                <text:p>7.8433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.843346">
                <text:p>7.8433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843346">
                <text:p>7.8433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843346">
                <text:p>7.8433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234063">
                <text:p>8.2340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208441">
                <text:p>8.2084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.615224">
                <text:p>7.6152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615224">
                <text:p>7.6152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615224">
                <text:p>7.6152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.615224">
                <text:p>7.6152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615224">
                <text:p>7.6152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.586297">
                <text:p>7.5862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.586297">
                <text:p>7.5862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.586297">
                <text:p>7.5862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.586297">
                <text:p>7.5862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586297">
                <text:p>7.5862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.586297">
                <text:p>7.5862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.586297">
                <text:p>7.5862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.963032">
                <text:p>6.9630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.930735">
                <text:p>6.9307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.847272">
                <text:p>6.847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.847272">
                <text:p>6.847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.24068">
                <text:p>6.240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.24068">
                <text:p>6.240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.279719">
                <text:p>6.2797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.279719">
                <text:p>6.2797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.279719">
                <text:p>6.2797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.279719">
                <text:p>6.2797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.352073">
                <text:p>6.3520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.352073">
                <text:p>6.3520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.352073">
                <text:p>6.3520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.810133">
                <text:p>5.810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.810133">
                <text:p>5.810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.810133">
                <text:p>5.810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.68539">
                <text:p>5.685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.795586">
                <text:p>5.7955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.795586">
                <text:p>5.7955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.795586">
                <text:p>5.7955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.795586">
                <text:p>5.7955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.795586">
                <text:p>5.7955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.795586">
                <text:p>5.7955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.795586">
                <text:p>5.7955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.795586">
                <text:p>5.7955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.795586">
                <text:p>5.7955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.266964">
                <text:p>5.2669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.266964">
                <text:p>5.2669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.732742">
                <text:p>4.732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.732742">
                <text:p>4.732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.732742">
                <text:p>4.732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.732742">
                <text:p>4.732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.732742">
                <text:p>4.732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4.732742">
                <text:p>4.732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4.732742">
                <text:p>4.732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4.732742">
                <text:p>4.732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4.732742">
                <text:p>4.732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4.732742">
                <text:p>4.732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4.732742">
                <text:p>4.732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.294171">
                <text:p>4.29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.294171">
                <text:p>4.29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.294171">
                <text:p>4.29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.294171">
                <text:p>4.29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4.294171">
                <text:p>4.29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.294171">
                <text:p>4.29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4.294171">
                <text:p>4.29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.294171">
                <text:p>4.29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.294171">
                <text:p>4.29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4.294171">
                <text:p>4.29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.294171">
                <text:p>4.29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4.294171">
                <text:p>4.29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4.294171">
                <text:p>4.29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.294171">
                <text:p>4.29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4.294171">
                <text:p>4.29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.294171">
                <text:p>4.29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3.839113">
                <text:p>3.839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3.81014">
                <text:p>3.81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3.81014">
                <text:p>3.81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.81014">
                <text:p>3.81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.81014">
                <text:p>3.81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.81014">
                <text:p>3.81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.81014">
                <text:p>3.81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.81014">
                <text:p>3.81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.81014">
                <text:p>3.81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3.81014">
                <text:p>3.81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.81014">
                <text:p>3.81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.81014">
                <text:p>3.81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.81014">
                <text:p>3.81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3.81014">
                <text:p>3.81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.81014">
                <text:p>3.81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.81014">
                <text:p>3.81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.497572">
                <text:p>3.497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3.071459">
                <text:p>3.07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.022454">
                <text:p>3.02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.772239">
                <text:p>2.772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.772239">
                <text:p>2.772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.772239">
                <text:p>2.772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.772239">
                <text:p>2.772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.772239">
                <text:p>2.772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.772239">
                <text:p>2.772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.772239">
                <text:p>2.772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772239">
                <text:p>2.772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.772239">
                <text:p>2.772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.772239">
                <text:p>2.772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.772239">
                <text:p>2.772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.772239">
                <text:p>2.772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.772239">
                <text:p>2.772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